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34mm"/>
    </style:style>
    <style:style style:name="co2" style:family="table-column">
      <style:table-column-properties fo:break-before="auto" style:column-width="132.24mm"/>
    </style:style>
    <style:style style:name="co3" style:family="table-column">
      <style:table-column-properties fo:break-before="auto" style:column-width="33.62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211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3.69mm" fo:break-before="auto" style:use-optimal-row-height="true"/>
    </style:style>
    <style:style style:name="ro5" style:family="table-row">
      <style:table-row-properties style:row-height="9.97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23.27mm" fo:break-before="auto" style:use-optimal-row-height="true"/>
    </style:style>
    <style:style style:name="ro8" style:family="table-row">
      <style:table-row-properties style:row-height="14.39mm" fo:break-before="auto" style:use-optimal-row-height="true"/>
    </style:style>
    <style:style style:name="ro9" style:family="table-row">
      <style:table-row-properties style:row-height="41.01mm" fo:break-before="auto" style:use-optimal-row-height="true"/>
    </style:style>
    <style:style style:name="ro10" style:family="table-row">
      <style:table-row-properties style:row-height="17.89mm" fo:break-before="auto" style:use-optimal-row-height="true"/>
    </style:style>
    <style:style style:name="ro11" style:family="table-row">
      <style:table-row-properties style:row-height="169.86mm" fo:break-before="auto" style:use-optimal-row-height="true"/>
    </style:style>
    <style:style style:name="ro12" style:family="table-row">
      <style:table-row-properties style:row-height="161.11mm" fo:break-before="auto" style:use-optimal-row-height="true"/>
    </style:style>
    <style:style style:name="ro13" style:family="table-row">
      <style:table-row-properties style:row-height="27.71mm" fo:break-before="auto" style:use-optimal-row-height="true"/>
    </style:style>
    <style:style style:name="ro14" style:family="table-row">
      <style:table-row-properties style:row-height="36.57mm" fo:break-before="auto" style:use-optimal-row-height="true"/>
    </style:style>
    <style:style style:name="ro15" style:family="table-row">
      <style:table-row-properties style:row-height="232.46mm" fo:break-before="auto" style:use-optimal-row-height="true"/>
    </style:style>
    <style:style style:name="ro16" style:family="table-row">
      <style:table-row-properties style:row-height="22.15mm" fo:break-before="auto" style:use-optimal-row-height="false"/>
    </style:style>
    <style:style style:name="ro17" style:family="table-row">
      <style:table-row-properties style:row-height="304.06mm" fo:break-before="auto" style:use-optimal-row-height="true"/>
    </style:style>
    <style:style style:name="ro18" style:family="table-row">
      <style:table-row-properties style:row-height="18.84mm" fo:break-before="auto" style:use-optimal-row-height="true"/>
    </style:style>
    <style:style style:name="ro19" style:family="table-row">
      <style:table-row-properties style:row-height="49.87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PageStyle_5f_Donné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padding="0.71mm" style:vertical-align="middle"/>
      <style:paragraph-properties fo:text-align="star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start"/>
    </style:style>
    <style:style style:name="ce9" style:family="table-cell" style:parent-style-name="Default">
      <style:table-cell-properties fo:background-color="transparent" style:vertical-align="middle"/>
    </style:style>
    <style:style style:name="ce10" style:family="table-cell" style:parent-style-name="Default">
      <style:table-cell-properties fo:background-color="transparent" fo:padding="0.71mm" style:vertical-align="middle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 fo:padding="0.71mm"/>
    </style:style>
    <style:style style:name="ce16" style:family="table-cell" style:parent-style-name="Default">
      <style:table-cell-properties style:text-align-source="fix" style:repeat-content="false" fo:background-color="transparent" fo:wrap-option="wrap" fo:padding="0.71mm" style:vertical-align="top"/>
      <style:paragraph-properties fo:text-align="justify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fo:color="#000000"/>
    </style:style>
    <style:style style:name="ce18" style:family="table-cell" style:parent-style-name="Default">
      <style:table-cell-properties fo:background-color="transparent" fo:wrap-option="wrap" fo:padding="0.71mm"/>
    </style:style>
    <style:style style:name="ce19" style:family="table-cell" style:parent-style-name="Default">
      <style:table-cell-properties style:text-align-source="fix" style:repeat-content="false" fo:background-color="transparent" fo:wrap-option="wrap" fo:padding="0.71mm" style:vertical-align="top"/>
      <style:paragraph-properties fo:text-align="justify"/>
      <style:text-properties style:font-name="Arial" fo:language="none" fo:country="none" fo:font-style="normal" fo:font-weight="normal" style:font-name-asian="Arial" style:language-asian="none" style:country-asian="none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weight-asian="normal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ackground-color="transparent" fo:wrap-option="wrap" fo:padding="0.71mm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justify"/>
    </style:style>
    <style:style style:name="T1" style:family="text">
      <style:text-properties fo:font-size="10pt" style:text-underline-style="none" style:text-underline-color="font-color" style:letter-kerning="true" fo:country="none" style:country-asian="none" style:font-name-asian="Arial" style:font-size-asian="10pt" style:font-size-complex="10pt" style:font-weight-asian="normal" style:font-weight-complex="normal"/>
    </style:style>
    <style:style style:name="T2" style:family="text">
      <style:text-properties fo:font-weight="normal" style:text-underline-style="none" style:text-underline-color="font-color" style:letter-kerning="true" fo:country="none" style:country-asian="none" style:font-name-asian="Arial" style:font-size-asian="11pt" style:font-size-complex="11pt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45" table:default-cell-style-name="ce2"/>
        <table:table-column table:style-name="co7" table:number-columns-repeated="773" table:default-cell-style-name="ce12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11" office:value-type="string" calcext:value-type="string">
            <text:p>Fichier</text:p>
          </table:table-cell>
          <table:table-cell table:style-name="ce6" office:value-type="string" calcext:value-type="string">
            <text:p>ONGLET – écran</text:p>
          </table:table-cell>
          <table:table-cell table:style-name="ce6" office:value-type="string" calcext:value-type="string">
            <text:p>LIBEL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NOMENCL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M</text:p>
          </table:table-cell>
          <table:table-cell office:value-type="string" calcext:value-type="string">
            <text:p>phytofruits18_AMM_SA</text:p>
          </table:table-cell>
          <table:table-cell table:style-name="ce13"/>
          <table:table-cell table:style-name="ce17" office:value-type="string" calcext:value-type="string">
            <text:p>numéro d'autorisation de mise sur le marché du produit phytosanitaire</text:p>
          </table:table-cell>
          <table:table-cell table:style-name="ce17" office:value-type="string" calcext:value-type="string">
            <text:p>Chain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PENAZ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.1 - Application d'engrais azoté pour diminuer l'inoculum tavelure d'automne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P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 - Apport Phyto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3" office:value-type="string" calcext:value-type="string">
            <text:p>ASIRRI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8.1 En cas d'aspersion, l'irrigation se fait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;Sous frondaison</text:p>
            <text:p>2;Sur frondais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CU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multi enquêté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AL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abricot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AL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agrumes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AL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banan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AL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ceris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AL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pech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AL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pomm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AL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prun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EC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passage autre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MEC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passage autre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RAV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abricot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RAV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agrumes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RAV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bananes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RAV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ceris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RAV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pech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RAV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pomm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RAV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prun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4">
          <table:table-cell office:value-type="string" calcext:value-type="string">
            <text:p>AUTRE</text:p>
          </table:table-cell>
          <table:table-cell office:value-type="string" calcext:value-type="string">
            <text:p>phytofruits18_MATACT</text:p>
          </table:table-cell>
          <table:table-cell table:style-name="ce13"/>
          <table:table-cell table:style-name="ce17" office:value-type="string" calcext:value-type="string">
            <text:p>Indicatrice d'utilisation de la matière active dans au moins un traitement autre que fongicide, insecticide ou herbicide.</text:p>
          </table:table-cell>
          <table:table-cell table:style-name="ce17" office:value-type="string" calcext:value-type="string">
            <text:p>0/1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AUTRE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autre 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BAND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5 - Bande enherbée sur la parcel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4" office:value-type="string" calcext:value-type="string">
            <text:p>BIO_FINA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3"/>
          <table:table-cell table:style-name="ce17"/>
          <table:table-cell table:style-name="ce17" office:value-type="string" calcext:value-type="string">
            <text:p>NumericalCode</text:p>
          </table:table-cell>
          <table:table-cell table:style-name="ce22" office:value-type="string" calcext:value-type="string">
            <text:p>Exclusivement pour les producteurs de pommes, définition du mode de conduite final aprés enquête (en 2018) si bio, valeur à 1 si pas bio valeur à 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4" office:value-type="string" calcext:value-type="string">
            <text:p>BIO_INI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3"/>
          <table:table-cell table:style-name="ce17"/>
          <table:table-cell table:style-name="ce17" office:value-type="string" calcext:value-type="string">
            <text:p>NumericalCode</text:p>
          </table:table-cell>
          <table:table-cell table:style-name="ce22" office:value-type="string" calcext:value-type="string">
            <text:p>Exclusivement pour les producteurs de pommes, définition du mode de conduite initial (en 2015) si bio, valeur à 1 si pas bio valeur à 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6">
          <table:table-cell table:style-name="ce5" office:value-type="string" calcext:value-type="string">
            <text:p>Biocontrol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Produit de biocontrôle 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si produit de bio contrôle valeur à 1 sinon 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BROYBS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broyage de bois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BROYFEUI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broyage de feuilles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30000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groupe des 30 000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7">
          <table:table-cell table:style-name="ce3" office:value-type="string" calcext:value-type="string">
            <text:p>CAHIER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1 - Cahier bio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;Non</text:p>
            <text:p>1;Agriculture biologie certifiée (AB)</text:p>
            <text:p>2;Autre mode biologique certifié (nature et progrès, ...)</text:p>
            <text:p>3;Biodynamie (certifiée Demeter...)</text:p>
            <text:p>4;Mode biologique non certifié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BIOAUTR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1 - autre mode biologique certifié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CEEA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<text:s/>Certification environnementale des exploitations agricoles niveau 1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CEEA2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<text:s/>Certification environnementale des exploitations agricoles niveau 2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CAHIERDEPHY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fermes DEPHY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Oui, entièrement</text:p>
            <text:p>2;Oui, partiellement</text:p>
            <text:p>0;N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CAHIERGIE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CAHIERGIE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Oui, entièrement</text:p>
            <text:p>2;Oui, partiellement</text:p>
            <text:p>0;N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HV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<text:s/>Certification environnementale des exploitations agricoles niveau 3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PFI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Cahier des charges de la PFI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2 - cahier des charges hors MAEC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AC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acarien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DJ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adjuvant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I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autres insectes et acarien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ALEU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aleurod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UTMAL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autres maladi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UTMAL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autres maladi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BAC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bacté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BACT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bacté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CARP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carpocap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ERA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ératit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ERC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Cercospo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ERCO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Cercospo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CHA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charanço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ICV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icadelle vert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LOQU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loqu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LOQUE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loqu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COCH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cochenill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7" office:value-type="string" calcext:value-type="string">
            <text:p>CIBCOLE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14" office:value-type="string" calcext:value-type="string">
            <text:p>4.2 Cible insectes et acariens : coleoptèr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YLIN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ylindrospo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YLIN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ylindrospo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DEFOL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défoliatric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DIV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divers (autres ravageurs, ...)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6" office:value-type="string" calcext:value-type="string">
            <text:p>CIBEE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éclaircissage chimique régulateur de croissance activateur chute de fruit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FOUR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fourmi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7" office:value-type="string" calcext:value-type="string">
            <text:p>CIBFUS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4" office:value-type="string" calcext:value-type="string">
            <text:p>6.2 - Cible maladie : Fusarios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GREASY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greasy spot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GREASY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greasy spot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CIBLE_AP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Cible d'appariement pour calcul IFT</text:p>
          </table:table-cell>
          <table:table-cell table:style-name="ce15" office:value-type="string" calcext:value-type="string">
            <text:p>character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2">
          <table:table-cell office:value-type="string" calcext:value-type="string">
            <text:p>CIBLE_SA</text:p>
          </table:table-cell>
          <table:table-cell office:value-type="string" calcext:value-type="string">
            <text:p>phytofruits18_AMM_SA</text:p>
          </table:table-cell>
          <table:table-cell table:style-name="ce13"/>
          <table:table-cell table:style-name="ce17" office:value-type="string" calcext:value-type="string">
            <text:p>Segment de la substance active selon la classification Eurostat</text:p>
          </table:table-cell>
          <table:table-cell table:style-name="ce17" office:value-type="string" calcext:value-type="string">
            <text:p>Chain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ALCON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de conservatio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ALCONS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de conservatio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MINEU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mineu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N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monilia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NI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monilia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NIFLEU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monilia fleur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NIFLEUR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monilia fleur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MOUCH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mouches autres que susuki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US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mousse liche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USS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mousse liche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NE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nématod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OI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oïdium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OID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oïdium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PAP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papillon piqueurs de fruit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PHYTOPH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phytophtora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PHYTOPH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phytophtora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PUC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puceron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ROUIL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rouill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ROUIL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rouill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SCAB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SCAB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SCAB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SCAB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SUZUK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mouche suzukii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AV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tavelur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AV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tavelur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ERMI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termit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H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thrip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IBTOR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tordeus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LIMA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climatiqu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9">
          <table:table-cell table:style-name="ce3" office:value-type="string" calcext:value-type="string">
            <text:p>code_ESPE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Culture enquêtée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;Pomme</text:p>
            <text:p>2;Pêche</text:p>
            <text:p>3;Prune</text:p>
            <text:p>4;Abricot</text:p>
            <text:p>5;Cerise</text:p>
            <text:p>6;Banane</text:p>
            <text:p>7. Clémentine</text:p>
            <text:p>8.Prune d'ente</text:p>
            <text:p>9;Agrum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DE_POSTA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</text:p>
          </table:table-cell>
          <table:table-cell table:style-name="ce14" office:value-type="string" calcext:value-type="string">
            <text:p>Ancien ou nouveau code postal de l'exploitant (REF)</text:p>
          </table:table-cell>
          <table:table-cell table:style-name="ce14" office:value-type="string" calcext:value-type="string">
            <text:p>FrenchZipCod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8" office:value-type="string" calcext:value-type="string">
            <text:p>COEF1</text:p>
          </table:table-cell>
          <table:table-cell table:style-name="ce13" office:value-type="string" calcext:value-type="string">
            <text:p>phytofruits18_definitif_actualise &amp; phytofruits18_MATACT</text:p>
          </table:table-cell>
          <table:table-cell table:style-name="ce15"/>
          <table:table-cell table:style-name="ce19" office:value-type="string" calcext:value-type="string">
            <text:p><text:span text:style-name="T1">C’est le coefficient d’extrapolation de l'exploitation, traité des non répondants, qui sert à valoriser les données au niveau de l’exploitation. </text:span>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8">
          <table:table-cell office:value-type="string" calcext:value-type="string">
            <text:p>COEF2</text:p>
          </table:table-cell>
          <table:table-cell table:style-name="ce13" office:value-type="string" calcext:value-type="string">
            <text:p>phytofruits18_definitif_actualise &amp; phytofruits18_MATACT</text:p>
          </table:table-cell>
          <table:table-cell table:style-name="ce16"/>
          <table:table-cell table:style-name="ce20" office:value-type="string" calcext:value-type="string">
            <text:p><text:span text:style-name="T2">C'est le coefficient calé servant à valoriser les données portant sur la parcelle.</text:span></text:p>
          </table:table-cell>
          <table:table-cell table:style-name="ce15" office:value-type="string" calcext:value-type="string">
            <text:p>NumericalCode</text:p>
          </table:table-cell>
          <table:table-cell table:style-name="ce1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CO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résultat de l'appariement avec le référentiel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OKDR (=présence d'une dose de référence), MVU (= mauvais usage), ABS (=produit absent)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CONF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, PRESSION</text:p>
          </table:table-cell>
          <table:table-cell table:style-name="ce14" office:value-type="string" calcext:value-type="string">
            <text:p>Commentaire onglet COND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DOSS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NENQ, SUIVICOLL</text:p>
          </table:table-cell>
          <table:table-cell table:style-name="ce14" office:value-type="string" calcext:value-type="string">
            <text:p>Commentaire onglet fin d'enquet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EN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, ENHERBCONDREC</text:p>
          </table:table-cell>
          <table:table-cell table:style-name="ce14" office:value-type="string" calcext:value-type="string">
            <text:p>commentaire onglet enherbement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FILTR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, SUIVICOLL</text:p>
          </table:table-cell>
          <table:table-cell table:style-name="ce14" office:value-type="string" calcext:value-type="string">
            <text:p>Commentaire onglet Filtr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GE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, GEN</text:p>
          </table:table-cell>
          <table:table-cell table:style-name="ce14" office:value-type="string" calcext:value-type="string">
            <text:p>Commentaire onglet GEN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IDE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, SUIVICOLL</text:p>
          </table:table-cell>
          <table:table-cell table:style-name="ce14" office:value-type="string" calcext:value-type="string">
            <text:p>commentaire écran IDENT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INTERVM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, SUIVICOLL</text:p>
          </table:table-cell>
          <table:table-cell table:style-name="ce14" office:value-type="string" calcext:value-type="string">
            <text:p>Commentaire onglet COND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LUTTEA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, SUIVICOLL</text:p>
          </table:table-cell>
          <table:table-cell table:style-name="ce14" office:value-type="string" calcext:value-type="string">
            <text:p>Commentaire onglet lutte alternativ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AIRE_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, PHYTO</text:p>
          </table:table-cell>
          <table:table-cell table:style-name="ce14" office:value-type="string" calcext:value-type="string">
            <text:p>Commentaire onglet phyto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CENTRA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</text:p>
          </table:table-cell>
          <table:table-cell table:style-name="ce14" office:value-type="string" calcext:value-type="string">
            <text:p>Commentaire gestionnaire Central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OMMENTFICHEPHYT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<text:s/>commentaire fiche phyto</text:p>
          </table:table-cell>
          <table:table-cell table:style-name="ce6" office:value-type="string" calcext:value-type="string">
            <text:p>Comment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MMENTSRIS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</text:p>
          </table:table-cell>
          <table:table-cell table:style-name="ce14" office:value-type="string" calcext:value-type="string">
            <text:p>Commentaire gestionnaire Sris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CONAIDOFERTIF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omposition du fertilisant connue.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;La composition en % de l'apport</text:p>
            <text:p>2;La quantité des éléments apportés par ha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CAT_COMMENT_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</text:p>
          </table:table-cell>
          <table:table-cell table:style-name="ce14" office:value-type="string" calcext:value-type="string">
            <text:p>concaténation commentaire fich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office:value-type="string" calcext:value-type="string">
            <text:p>concentration</text:p>
          </table:table-cell>
          <table:table-cell office:value-type="string" calcext:value-type="string">
            <text:p>phytofruits18_AMM_SA</text:p>
          </table:table-cell>
          <table:table-cell table:style-name="ce13"/>
          <table:table-cell table:style-name="ce17" office:value-type="string" calcext:value-type="string">
            <text:p>Concentration de la substance active (BNVD)</text:p>
          </table:table-cell>
          <table:table-cell table:style-name="ce17" office:value-type="string" calcext:value-type="string">
            <text:p>numeriqu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SEX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 - Confusion sexuel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3" office:value-type="string" calcext:value-type="string">
            <text:p>CONFUSCOD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1;CARPOF</text:p>
            <text:p>02;CHECKMATE CM-XL</text:p>
            <text:p>03;CIDETRAK-CM</text:p>
            <text:p>04;CIDETRAK-EGVM</text:p>
            <text:p>05;CIDETRAK-OFM</text:p>
            <text:p>06;CONFUSALINE</text:p>
            <text:p>07;CONFUSE</text:p>
            <text:p>08;CONFUZ 2 3G</text:p>
            <text:p>09;ECODIAN CP</text:p>
            <text:p>10;ECOPOM</text:p>
            <text:p>11;EXOSEX CM</text:p>
            <text:p>12;FERSEX CHS C TM</text:p>
            <text:p>13;GINKO</text:p>
            <text:p>14;GINKO DUO</text:p>
            <text:p>15;IMAGO</text:p>
            <text:p>16;ISOMATE C</text:p>
            <text:p>17;ISOMATE C PLUS</text:p>
            <text:p>18;ISOMATE C TT</text:p>
            <text:p>19;ISOMATE JARDIN </text:p>
            <text:p>20;ISOMATE-OFM</text:p>
            <text:p>21;ISOMATE-OFM ROSSO</text:p>
            <text:p>22;ISOMATE-OFM TT </text:p>
            <text:p>23;ISONET 1+2</text:p>
            <text:p>24;ISONET 2</text:p>
            <text:p>25;ISONET DUO </text:p>
            <text:p>26;ISONET L</text:p>
            <text:p>27;ISONET L PLUS</text:p>
            <text:p>28;ISONET LE </text:p>
            <text:p>29;PHEROPRAX  </text:p>
            <text:p>30;POMMUS </text:p>
            <text:p>31;RAK 1 + 2 COCHYLIS + EUDEMIS 2 GENERATIONS</text:p>
            <text:p>32;RAK 1 + 2 COCHYLIS + EUDEMIS 3 GENERATIONS</text:p>
            <text:p>33;RAK 1 + 2 MIX</text:p>
            <text:p>34;RAK 1 COCHYLIS</text:p>
            <text:p>35;RAK 2 EUDEMIS 3 GENERATIONS</text:p>
            <text:p>36;RAK 3 SUPER</text:p>
            <text:p>37;RAK 5</text:p>
            <text:p>99;AUTRE DIFFUSEUR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COD1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 Autr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2">
          <table:table-cell table:style-name="ce3" office:value-type="string" calcext:value-type="string">
            <text:p>CONFUSCOD2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1;CARPOF</text:p>
            <text:p>02;CHECKMATE CM-XL</text:p>
            <text:p>03;CIDETRAK-CM</text:p>
            <text:p>04;CIDETRAK-EGVM</text:p>
            <text:p>05;CIDETRAK-OFM</text:p>
            <text:p>06;CONFUSALINE</text:p>
            <text:p>07;CONFUSE</text:p>
            <text:p>08;CONFUZ 2 3G</text:p>
            <text:p>09;ECODIAN CP</text:p>
            <text:p>10;ECOPOM</text:p>
            <text:p>11;EXOSEX CM</text:p>
            <text:p>12;FERSEX CHS C TM</text:p>
            <text:p>13;GINKO</text:p>
            <text:p>14;GINKO DUO</text:p>
            <text:p>15;IMAGO</text:p>
            <text:p>16;ISOMATE C</text:p>
            <text:p>17;ISOMATE C PLUS</text:p>
            <text:p>18;ISOMATE C TT</text:p>
            <text:p>19;ISOMATE JARDIN </text:p>
            <text:p>20;ISOMATE-OFM</text:p>
            <text:p>21;ISOMATE-OFM ROSSO</text:p>
            <text:p>22;ISOMATE-OFM TT </text:p>
            <text:p>23;ISONET 1+2</text:p>
            <text:p>24;ISONET 2</text:p>
            <text:p>25;ISONET DUO </text:p>
            <text:p>26;ISONET L</text:p>
            <text:p>27;ISONET L PLUS</text:p>
            <text:p>28;ISONET LE </text:p>
            <text:p>29;PHEROPRAX  </text:p>
            <text:p>30;POMMUS </text:p>
            <text:p>31;RAK 1 + 2 COCHYLIS + EUDEMIS 2 GENERATIONS</text:p>
            <text:p>32;RAK 1 + 2 COCHYLIS + EUDEMIS 3 GENERATIONS</text:p>
            <text:p>33;RAK 1 + 2 MIX</text:p>
            <text:p>34;RAK 1 COCHYLIS</text:p>
            <text:p>35;RAK 2 EUDEMIS 3 GENERATIONS</text:p>
            <text:p>36;RAK 3 SUPER</text:p>
            <text:p>37;RAK 5</text:p>
            <text:p>99;AUTRE DIFFUSEUR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COD2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 Autr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3" office:value-type="string" calcext:value-type="string">
            <text:p>CONFUSCOD3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1;CARPOF</text:p>
            <text:p>02;CHECKMATE CM-XL</text:p>
            <text:p>03;CIDETRAK-CM</text:p>
            <text:p>04;CIDETRAK-EGVM</text:p>
            <text:p>05;CIDETRAK-OFM</text:p>
            <text:p>06;CONFUSALINE</text:p>
            <text:p>07;CONFUSE</text:p>
            <text:p>08;CONFUZ 2 3G</text:p>
            <text:p>09;ECODIAN CP</text:p>
            <text:p>10;ECOPOM</text:p>
            <text:p>11;EXOSEX CM</text:p>
            <text:p>12;FERSEX CHS C TM</text:p>
            <text:p>13;GINKO</text:p>
            <text:p>14;GINKO DUO</text:p>
            <text:p>15;IMAGO</text:p>
            <text:p>16;ISOMATE C</text:p>
            <text:p>17;ISOMATE C PLUS</text:p>
            <text:p>18;ISOMATE C TT</text:p>
            <text:p>19;ISOMATE JARDIN </text:p>
            <text:p>20;ISOMATE-OFM</text:p>
            <text:p>21;ISOMATE-OFM ROSSO</text:p>
            <text:p>22;ISOMATE-OFM TT </text:p>
            <text:p>23;ISONET 1+2</text:p>
            <text:p>24;ISONET 2</text:p>
            <text:p>25;ISONET DUO </text:p>
            <text:p>26;ISONET L</text:p>
            <text:p>27;ISONET L PLUS</text:p>
            <text:p>28;ISONET LE </text:p>
            <text:p>29;PHEROPRAX  </text:p>
            <text:p>30;POMMUS </text:p>
            <text:p>31;RAK 1 + 2 COCHYLIS + EUDEMIS 2 GENERATIONS</text:p>
            <text:p>32;RAK 1 + 2 COCHYLIS + EUDEMIS 3 GENERATIONS</text:p>
            <text:p>33;RAK 1 + 2 MIX</text:p>
            <text:p>34;RAK 1 COCHYLIS</text:p>
            <text:p>35;RAK 2 EUDEMIS 3 GENERATIONS</text:p>
            <text:p>36;RAK 3 SUPER</text:p>
            <text:p>37;RAK 5</text:p>
            <text:p>99;AUTRE DIFFUSEUR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COD3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 Autr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DAT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Date de mise en place du diffuseur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DAT2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Date de mise en place du diffuseur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DAT3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Date de mise en place du diffuseur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NBDIF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bre de diffuseurs / ha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NBDIF2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bre de diffuseurs / ha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FUSNBDIF3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bre de diffuseurs / ha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V_AUTR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.2. Autres type de conversion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V_BOUILLIE_QTE_A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.2 conversion sur la base de la quantité de bouillie appliquée par l'agriculteur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V_BOUILLIE_TH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.2 conversion sur la base d'un volume de bouillie de 1 000 litres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V_BOUILLIE_VOLUM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.2. conversion sur la base du volume de bouillie définie dans l'AMM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ONVERSION_DOS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 - Apport Phyto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6">
          <table:table-cell table:style-name="ce5" office:value-type="string" calcext:value-type="string">
            <text:p>CONVERSION_fin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Mode de conversion retenu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X10 = utilisation de 1 000l de volume de bouillie, Bouillie_app = utilisation du volume de bouillie déclaré par l'agriculteur.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3" office:value-type="string" calcext:value-type="string">
            <text:p>CYCLE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nombre de cycl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Un cycle</text:p>
            <text:p>2;Deux cycl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8" office:value-type="string" calcext:value-type="string">
            <text:p>date_naissance_exploitant_gera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 office:value-type="string" calcext:value-type="string">
            <text:p>IDENT</text:p>
          </table:table-cell>
          <table:table-cell table:style-name="ce15"/>
          <table:table-cell table:style-name="ce15" office:value-type="string" calcext:value-type="string">
            <text:p>character</text:p>
          </table:table-cell>
          <table:table-cell table:style-name="ce18" office:value-type="string" calcext:value-type="string">
            <text:p>0000_00_0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ATEFINRECO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1.2 - Date de fin de récol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ATERECO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1.1 - Date de début de récol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ECG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4 - Largeur du grand interlign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ECSUR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6 - Distance entre les plants sur la lign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EPG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5 - Largeur du petit interlign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ESMEC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desherbage mécanique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ESMEC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desherbage mécanique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ESTH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desherbage thermique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ESTH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desherbage thermique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6">
          <table:table-cell table:style-name="ce5" office:value-type="string" calcext:value-type="string">
            <text:p>D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dose de référence du traitement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DR_dose_h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Dose de référence du traitement rapportée à l'hectar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DRAIN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6 - Lot drainé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EAE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2 - MAEC de réduction des PPS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E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5 - Présence d'un cours d'eau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EBOUR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Ebourgeonnag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ecar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Produit à forte amplitude de doses d'homologation selon les cibles</text:p>
          </table:table-cell>
          <table:table-cell table:style-name="ce15" office:value-type="string" calcext:value-type="string">
            <text:p>NumericalCode</text:p>
          </table:table-cell>
          <table:table-cell table:style-name="ce15" office:value-type="string" calcext:value-type="string">
            <text:p>calcul ou NA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ECLAIRMECA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'éclaircissage mécanique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EFFE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Effeuillage (DOM)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CB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oncentration en bore %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CC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oncentration en soufre %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CCU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oncentration en cuivre %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QB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<text:s/>quantité de bore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QCU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Qté par ha de cuivre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QS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Qté par ha de soufre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EFUMUN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Unité des éléments apportés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;kg/ha</text:p>
            <text:p>2;litre/ha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3">
          <table:table-cell table:style-name="ce3" office:value-type="string" calcext:value-type="string">
            <text:p>ENHERBG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2.2 - Nature du couvert végétal sur le grand inter rang (DOM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;Aucun</text:p>
            <text:p>1;Plante de service</text:p>
            <text:p>2;Enherbement permanent semé ou planté</text:p>
            <text:p>3;Enherbement permanent naturel</text:p>
            <text:p>4;Enherbement temporaire semé ou planté</text:p>
            <text:p>5;Enherbement temporaire natur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ENHERB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2 - Enherbementsur l'inter-rang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;Aucun</text:p>
            <text:p>1;Permanent</text:p>
            <text:p>2;Temporai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3">
          <table:table-cell table:style-name="ce3" office:value-type="string" calcext:value-type="string">
            <text:p>ENHERBP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2.3 - Nature du couvert végétal sur le petit inter rang (DOM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;Aucun</text:p>
            <text:p>1;Plante de service</text:p>
            <text:p>2;Enherbement permanent semé ou planté</text:p>
            <text:p>3;Enherbement permanent naturel</text:p>
            <text:p>4;Enherbement temporaire semé ou planté</text:p>
            <text:p>5;Enherbement temporaire natur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3">
          <table:table-cell table:style-name="ce3" office:value-type="string" calcext:value-type="string">
            <text:p>ENHERBS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2.1 - Nature du couvert végétal sur l'inter rang (DOM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;Aucun</text:p>
            <text:p>1;Plante de service</text:p>
            <text:p>2;Enherbement permanent semé ou planté</text:p>
            <text:p>3;Enherbement permanent naturel</text:p>
            <text:p>4;Enherbement temporaire semé ou planté</text:p>
            <text:p>5;Enherbement temporaire natur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ENHERB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1 - Enherbement sous (sur) le rang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;Aucun</text:p>
            <text:p>1;Permanent</text:p>
            <text:p>2;Temporai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3">
          <table:table-cell table:style-name="ce3" office:value-type="string" calcext:value-type="string">
            <text:p>ENHERBSRD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1 - Nature du couvert végétal sous le rang (DOM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;Aucun</text:p>
            <text:p>1;Plante de service</text:p>
            <text:p>2;Enherbement permanent semé ou planté</text:p>
            <text:p>3;Enherbement permanent naturel</text:p>
            <text:p>4;Enherbement temporaire semé ou planté</text:p>
            <text:p>5;Enherbement temporaire natur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equivalent_azupec_kg_h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Appliqué sur produits fertilisanst à base de soufr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equivalent_bouillie_bordelaise_kg_h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Appliqué sur produits fertilisanst à base de cuivre. 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8" office:value-type="string" calcext:value-type="string">
            <text:p>ESPE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 table:number-columns-repeated="2"/>
          <table:table-cell table:style-name="ce15" office:value-type="string" calcext:value-type="string">
            <text:p>character</text:p>
          </table:table-cell>
          <table:table-cell table:style-name="ce23" office:value-type="string" calcext:value-type="string">
            <text:p>Pomme, Pêche, Prune, Abricot , Cerise, Banane, Clémentine, Prune d'ente, Agrum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6">
          <table:table-cell office:value-type="string" calcext:value-type="string">
            <text:p>ESPECE_DETAIL</text:p>
          </table:table-cell>
          <table:table-cell office:value-type="string" calcext:value-type="string">
            <text:p>phytofruits18_MATACT</text:p>
          </table:table-cell>
          <table:table-cell/>
          <table:table-cell office:value-type="string" calcext:value-type="string">
            <text:p>Espece</text:p>
          </table:table-cell>
          <table:table-cell office:value-type="string" calcext:value-type="string">
            <text:p>Chaine</text:p>
          </table:table-cell>
          <table:table-cell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EXCEP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3 - Perte de production d'au moins 30%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FERTILIB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nom du fertilisant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FERTIPRO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Produit commercial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Référenti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FERTIRRI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9 Fertirrigat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phytofruits18_MATACT</text:p>
          </table:table-cell>
          <table:table-cell table:style-name="ce13"/>
          <table:table-cell table:style-name="ce21" office:value-type="string" calcext:value-type="string">
            <text:p>Indicatrice d'utilisation de la matière active dans au moins un traitement fongicide.</text:p>
          </table:table-cell>
          <table:table-cell table:style-name="ce21"/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3" office:value-type="string" calcext:value-type="string">
            <text:p>FORM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0 Forme structurelle des arbres du lot 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;Palissée</text:p>
            <text:p>2;Non palissé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4">
          <table:table-cell office:value-type="string" calcext:value-type="string">
            <text:p>HERBICIDE</text:p>
          </table:table-cell>
          <table:table-cell office:value-type="string" calcext:value-type="string">
            <text:p>phytofruits18_MATACT</text:p>
          </table:table-cell>
          <table:table-cell table:style-name="Default"/>
          <table:table-cell table:style-name="ce21" office:value-type="string" calcext:value-type="string">
            <text:p>Indicatrice d'utilisation de la matière active dans au moins un traitement herbicide.</text:p>
          </table:table-cell>
          <table:table-cell table:number-columns-repeated="2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HFROND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1 - Hauteur du faitag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9" office:value-type="string" calcext:value-type="string">
            <text:p>ID_PHYTOFRUITS2018_PHYT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3"/>
          <table:table-cell table:style-name="ce17" office:value-type="string" calcext:value-type="string">
            <text:p>Identifiant de la ligne de traitement</text:p>
          </table:table-cell>
          <table:table-cell table:style-name="ce17" office:value-type="string" calcext:value-type="string">
            <text:p>NumericalCod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IFT_TRAIT_re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IFT du traitement après redressement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autre Bio et non Bio de la parcelle</text:p>
          </table:table-cell>
          <table:table-cell table:style-name="ce15" office:value-type="string" calcext:value-type="string">
            <text:p>NumericalCode</text:p>
          </table:table-cell>
          <table:table-cell table:style-name="ce24" office:value-type="string" calcext:value-type="string">
            <text:p>IFTAUT = IFTAUTBIO + IFTAUTNBIO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AUT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Autre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IFT Autre produits Bio de la parcell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AUTN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Autre Non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IFT autre non Bio de la parcell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FON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fongicide </text:p>
          </table:table-cell>
          <table:table-cell table:style-name="ce15" office:value-type="string" calcext:value-type="string">
            <text:p>NumericalCode</text:p>
          </table:table-cell>
          <table:table-cell table:style-name="ce24" office:value-type="string" calcext:value-type="string">
            <text:p>IFTFONG = IFTFONGBIO + IFTFONGNBIO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FONG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Fongicide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FONGN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Fongicide non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herbicid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INS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insecticide</text:p>
          </table:table-cell>
          <table:table-cell table:style-name="ce15" office:value-type="string" calcext:value-type="string">
            <text:p>NumericalCode</text:p>
          </table:table-cell>
          <table:table-cell table:style-name="ce24" office:value-type="string" calcext:value-type="string">
            <text:p>IFTINS = IFTINSBIO + IFTINSNBIO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INS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insecticide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INSN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Insecticide non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Total <text:s/>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<text:s/>IFTHERB + IFTFONG+ IFTINS + IFTAUT + IFTFONGBIO + IFTINSBIO + IFTAUTBIO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Total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<text:s/>IFTFONGBIO + IFTINSBIO + IFTAUTBIO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HORS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Total hors herbicid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IFT total hors herbicide, IFT non bio et bio fongicide + IFT non bio et bio insecticide + IFT non bio et bio des produits autr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N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total non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<text:s/>IFTHERB + IFTFONG+ IFTINS + IFTAUT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4" office:value-type="string" calcext:value-type="string">
            <text:p>IFTTOTNBIOHORS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total hors biocontrole hors herbicide</text:p>
          </table:table-cell>
          <table:table-cell table:style-name="ce15" office:value-type="string" calcext:value-type="string">
            <text:p>NumericalCode</text:p>
          </table:table-cell>
          <table:table-cell table:style-name="ce24" office:value-type="string" calcext:value-type="string">
            <text:p>IFTTOTNBIOHORSHERB = IFTTOTNBIO – IFTHERB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phytofruits18_MATACT</text:p>
          </table:table-cell>
          <table:table-cell/>
          <table:table-cell table:style-name="ce21" office:value-type="string" calcext:value-type="string">
            <text:p>Indicatrice d'utilisation de la matière active dans au moins un traitement insecticide.</text:p>
          </table:table-cell>
          <table:table-cell table:number-columns-repeated="2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INTEM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 - Aléas exceptionnels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INTEMPIED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4.4.2.1 - Pourcentage pieds atteint</text:p>
          </table:table-cell>
          <table:table-cell table:style-name="ce14" office:value-type="string" calcext:value-type="string">
            <text:p>Perc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IRR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pb d'accès a l'eau d'irrigation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IRRIAS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IRRIASP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IRRIGO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IRRIGOU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IRRIGR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IRRIGRA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IRRI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8 - Lot irrigué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IRRIMI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IRRIMIC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LISTE_CIBLE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Listes des cibles </text:p>
          </table:table-cell>
          <table:table-cell table:style-name="ce15" office:value-type="string" calcext:value-type="string">
            <text:p>character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BIOCO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6 - recours aux Stimulateurs de Défenses Naturelles ou a l'argi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BIOLOGIQ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5 - Lutte biologiqu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BIOTECH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4 - Piégeage massif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GENETIQ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2 - variété ou porte greffe résistant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PHYSIQ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3 - recours à une protection physiqu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PREVMETE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7 - outils d'aide à la décis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PROPHYLA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1 - lutte prophylactiqu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RAISONN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7 - outils d'aide à la décis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TEGE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4 - Lutte contre le gel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LUTTEGREL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3 - Lutte contre la grê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MAEC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2 - MAEC autr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mineral_prendre_en_compte_pour_if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Pour les produits fertilisants retenus pour le calcul de l'IFT.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cuivre ou souf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3" office:value-type="string" calcext:value-type="string">
            <text:p>MODPLA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1 - Mode de plantation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;Simple rang</text:p>
            <text:p>2;Double rang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MODS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 - Confirmation SAU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MODSU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1 - Validation des surfaces du verger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N_AM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Numéro d'AMM</text:p>
          </table:table-cell>
          <table:table-cell table:style-name="ce15" office:value-type="string" calcext:value-type="string">
            <text:p>character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4">
          <table:table-cell table:style-name="ce3" office:value-type="string" calcext:value-type="string">
            <text:p>NACTIVD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Activité dominante de l'exploitation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Grandes cultures : céréales, oléagineux et protéagineux, légumes de plein champs, cultures industrielles</text:p>
            <text:p>2;Maraîchage (y compris melons, fraises et champignons)</text:p>
            <text:p>3;Horticulture ornementale et pépinières</text:p>
            <text:p>4;Viticulture </text:p>
            <text:p>5;Arboriculture : fruits, agrumes, oléiculture, petits fruits (hors fraise)</text:p>
            <text:p>6;Elevage </text:p>
            <text:p>7;Polyculture - Elevage</text:p>
            <text:p>8;Exploitations non classé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ANPLAN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Année de première feuille du nouveau lot</text:p>
          </table:table-cell>
          <table:table-cell table:style-name="ce14" office:value-type="string" calcext:value-type="string">
            <text:p>Anne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NATTRAI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Nature du traitement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1;Phytosanitaire</text:p>
            <text:p>2;Fertilisant utilisé en usage phytosanitaire contenant du cuivre, du soufre ou du bo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B_ADJ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de traitements pour adjuvant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B_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<text:s/>- nombre de traitements autre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B_FON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de traitements pour fongicide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B_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de traitements pour herbicide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B_INS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de traitements pour insecticides-acaricide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B_T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total de pulvérisations hors adjuvant = NB_HERB+NB_FONG+NB_INS</text:p>
          </table:table-cell>
          <table:table-cell table:style-name="ce14" office:value-type="string" calcext:value-type="string">
            <text:p>PositiveInteger</text:p>
          </table:table-cell>
          <table:table-cell table:style-name="ce24" office:value-type="string" calcext:value-type="string">
            <text:p>NB_TOT = NB_HERB + NB_INS + NB_FONG + NB_AUT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B_TOTADJ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total de pulvérisations avec adjuvant = NB_HERB+NB_FONG+NB_INS + NB_ADJ</text:p>
          </table:table-cell>
          <table:table-cell table:style-name="ce14" office:value-type="string" calcext:value-type="string">
            <text:p>Integer</text:p>
          </table:table-cell>
          <table:table-cell table:style-name="ce24" office:value-type="string" calcext:value-type="string">
            <text:p>NB_TOTADJ = NB_TOT + NB_ADJ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NBCIBLE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Nombre de cibles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0">
          <table:table-cell office:value-type="string" calcext:value-type="string">
            <text:p>NBPASMATACT</text:p>
          </table:table-cell>
          <table:table-cell office:value-type="string" calcext:value-type="string">
            <text:p>phytofruits18_MATACT</text:p>
          </table:table-cell>
          <table:table-cell table:style-name="ce13"/>
          <table:table-cell table:style-name="ce17" office:value-type="string" calcext:value-type="string">
            <text:p>Nombre de traitements effectués (lignes du tableau des passages phytosanitaires) sur la parcelle avec la même matière active</text:p>
          </table:table-cell>
          <table:table-cell table:style-name="ce17" office:value-type="string" calcext:value-type="string">
            <text:p>Entier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CCOMM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Commune du nouveau lot</text:p>
          </table:table-cell>
          <table:table-cell table:style-name="ce14" office:value-type="string" calcext:value-type="string">
            <text:p>L5CodeCommun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DENSITE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Densité du nouveau lot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DEP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Département du nouveau lot</text:p>
          </table:table-cell>
          <table:table-cell table:style-name="ce14" office:value-type="string" calcext:value-type="string">
            <text:p>L3DepartementCod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ECENRA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Ecartement entre les rangs du nouveau lot en cm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ECSURA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Ecartement sur le rang du nouveau lot en cm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5">
          <table:table-cell table:style-name="ce3" office:value-type="string" calcext:value-type="string">
            <text:p>NGROUPE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- Groupe du nouveau lot 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1;BICOLORES DIVERSES</text:p>
            <text:p>02;BOSKOOP</text:p>
            <text:p>03;BRAEBURN</text:p>
            <text:p>04;ELSTAR</text:p>
            <text:p>05;FUJI</text:p>
            <text:p>06;GALA</text:p>
            <text:p>07;GOLDEN</text:p>
            <text:p>08;GRANNY</text:p>
            <text:p>09;IDARED</text:p>
            <text:p>10;JAUNES DIVERSES</text:p>
            <text:p>11;JONAGOLD</text:p>
            <text:p>12;KANZI</text:p>
            <text:p>13;MELROSE</text:p>
            <text:p>14;POMMES NON CLASSEES</text:p>
            <text:p>15;PINK LADY</text:p>
            <text:p>16;REINETTES CANADA</text:p>
            <text:p>17;REINE DES REINETTES</text:p>
            <text:p>18;REINETTES DIVERSES</text:p>
            <text:p>19;RESISTANT TAVELURE</text:p>
            <text:p>20;ROUGES AMERICAINES</text:p>
            <text:p>21;ROUGES DIVERSES</text:p>
            <text:p>22;TENTATION</text:p>
            <text:p>23;PRUNES D'ENTE ET HYBRIDES</text:p>
            <text:p>24;AUTRES PRUNES</text:p>
            <text:p>25;PECHES_NECTARINES</text:p>
            <text:p>26;ABRICOTS</text:p>
            <text:p>27;CERISES</text:p>
            <text:p>01;BICOLORES DIVERSES</text:p>
            <text:p>02;BOSKOOP</text:p>
            <text:p>03;BRAEBURN</text:p>
            <text:p>04;ELSTAR</text:p>
            <text:p>05;FUJI</text:p>
            <text:p>06;GALA</text:p>
            <text:p>07;GOLDEN</text:p>
            <text:p>08;GRANNY</text:p>
            <text:p>09;IDARED</text:p>
            <text:p>10;JAUNES DIVERSES</text:p>
            <text:p>11;JONAGOLD</text:p>
            <text:p>12;KANZI</text:p>
            <text:p>13;MELROSE</text:p>
            <text:p>14;POMMES NON CLASSEES</text:p>
            <text:p>15;PINK LADY</text:p>
            <text:p>16;REINETTES CANADA</text:p>
            <text:p>17;REINE DES REINETTES</text:p>
            <text:p>18;REINETTES DIVERSES</text:p>
            <text:p>19;RESISTANT TAVELURE</text:p>
            <text:p>20;ROUGES AMERICAINES</text:p>
            <text:p>21;ROUGES DIVERSES</text:p>
            <text:p>22;TENTATION</text:p>
            <text:p>23;PRUNES D'ENTE ET HYBRIDES</text:p>
            <text:p>24;AUTRES PRUNES</text:p>
            <text:p>25;PECHES_NECTARINES</text:p>
            <text:p>26;ABRICOTS</text:p>
            <text:p>27;CERISES</text:p>
            <text:p>28;AGRUM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6">
          <table:table-cell table:style-name="ce10" office:value-type="string" calcext:value-type="string">
            <text:p>NOM_DOSSIER</text:p>
          </table:table-cell>
          <table:table-cell table:style-name="ce13" office:value-type="string" calcext:value-type="string">
            <text:p>phytofruits18_definitif_actualise et phytofruits18_TTMT_Phyto_actualise</text:p>
          </table:table-cell>
          <table:table-cell table:style-name="ce15" table:number-columns-repeated="2"/>
          <table:table-cell table:style-name="ce15" office:value-type="string" calcext:value-type="string">
            <text:p>character</text:p>
          </table:table-cell>
          <table:table-cell table:style-name="ce25" office:value-type="string" calcext:value-type="string">
            <text:p>000000000000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6">
          <table:table-cell table:style-name="ce8" office:value-type="string" calcext:value-type="string">
            <text:p>NOM_EXPLOITA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 table:number-columns-repeated="2"/>
          <table:table-cell table:style-name="ce15" office:value-type="string" calcext:value-type="string">
            <text:p>character</text:p>
          </table:table-cell>
          <table:table-cell table:style-name="ce18" office:value-type="string" calcext:value-type="string">
            <text:p>Nom de la société ou nom et prénom du REF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6">
          <table:table-cell office:value-type="string" calcext:value-type="string">
            <text:p>NOM_SUBSTANCE</text:p>
          </table:table-cell>
          <table:table-cell office:value-type="string" calcext:value-type="string">
            <text:p>phytofruits18_AMM_SA &amp;phytofruits18_MATACT</text:p>
          </table:table-cell>
          <table:table-cell table:style-name="ce13"/>
          <table:table-cell table:style-name="ce12" office:value-type="string" calcext:value-type="string">
            <text:p>Nom de la substance active</text:p>
          </table:table-cell>
          <table:table-cell table:style-name="ce17" office:value-type="string" calcext:value-type="string">
            <text:p>Chain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OMAUTRE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utre type d'aléa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7">
          <table:table-cell table:style-name="ce3" office:value-type="string" calcext:value-type="string">
            <text:p>NPG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Porte-greffe de la variété du nouveau lot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1;ADAMS</text:p>
            <text:p>02;AMANDIER</text:p>
            <text:p>03;ANGERS A</text:p>
            <text:p>04;AVIMAG ou CADAMAN</text:p>
            <text:p>05;BA 29 ou COGNASSIER BOIS l'ABBE 29</text:p>
            <text:p>06;BANANE</text:p>
            <text:p>07;BROKGROVE</text:p>
            <text:p>08;BROKSEC MAXMA DELBARD 60</text:p>
            <text:p>09;CHANTURGUE ou MONTCLAR</text:p>
            <text:p>10;CITATION</text:p>
            <text:p>11;COGNASSIER</text:p>
            <text:p>12;COGNASSIER DE PROVENCE</text:p>
            <text:p>13;EDABRIZ</text:p>
            <text:p>14;EMLA</text:p>
            <text:p>15;FAROLD 40 ou DAYGON</text:p>
            <text:p>16;FAROLD 69</text:p>
            <text:p>17;FERCI PONTALEB</text:p>
            <text:p>18;FERCINO - MYROCAL</text:p>
            <text:p>19;FERDOR</text:p>
            <text:p>20;FRANC ABRICOTIER</text:p>
            <text:p>21;FRANC CERISIER</text:p>
            <text:p>22;FRANC DE PIED</text:p>
            <text:p>23;FRANC MISSOUR</text:p>
            <text:p>24;FRANC NOYER</text:p>
            <text:p>25;FRANC PECHER</text:p>
            <text:p>26;FRANC POIRIER</text:p>
            <text:p>27;FRANC POMMIER</text:p>
            <text:p>28;FRANC PRUNIER</text:p>
            <text:p>29;FRANC RUBIRA</text:p>
            <text:p>30;FRANC SYLVESTRIS</text:p>
            <text:p>31;GF 1236</text:p>
            <text:p>32;GF 305</text:p>
            <text:p>33;GF 677</text:p>
            <text:p>34;ISHTARA ou FERCIANA</text:p>
            <text:p>35;JASPI</text:p>
            <text:p>36;KING CLAUDE</text:p>
            <text:p>37;KING CLAUDE PB N1</text:p>
            <text:p>38;M 106 </text:p>
            <text:p>39;M 111</text:p>
            <text:p>40;M 2</text:p>
            <text:p>41;M 7 DOUCIN VERT DOUCIN REINETTE</text:p>
            <text:p>42;M 109 (MALUS)</text:p>
            <text:p>43;M  26</text:p>
            <text:p>44;M 9 INFEL</text:p>
            <text:p>45;M 9B</text:p>
            <text:p>46;MALUS PUMILA</text:p>
            <text:p>47;MAXMA DELBARD 14</text:p>
            <text:p>48;MERISIER DU LIMBOURG</text:p>
            <text:p>49;MERISIER F12-1</text:p>
            <text:p>50;MERISIER FRANC</text:p>
            <text:p>51;MYROBOLAN GF31</text:p>
            <text:p>52;NAKB</text:p>
            <text:p>53;NR</text:p>
            <text:p>54;OHF 333</text:p>
            <text:p>55;OHF 87</text:p>
            <text:p>56;PAJAM 1 - LANCEP</text:p>
            <text:p>57;PAJAM 2 CEPILAND EM9</text:p>
            <text:p>58;PARADIS JAUNE DE METZ</text:p>
            <text:p>59;PRUN. MARIANNA GF8-1</text:p>
            <text:p>60;PRUNIER BROMPTON</text:p>
            <text:p>61;PRUNIER GF43</text:p>
            <text:p>62;PRUNIER MYROBOLAN B</text:p>
            <text:p>63;PRUNIER PIXY</text:p>
            <text:p>64;PRUNIER REINE-CLAUDE</text:p>
            <text:p>65;PRUNUS ARMENIACA</text:p>
            <text:p>66;PRUNUS CERASIFERA</text:p>
            <text:p>67;PRUNUS MAHALEB</text:p>
            <text:p>68;SAINT JULIEN</text:p>
            <text:p>69;SAINTE LUCIE 64</text:p>
            <text:p>70;SUPPORTER 80 PI</text:p>
            <text:p>71;TORINEL ou AVIFEL</text:p>
            <text:p>99;_Autre PORTE-GREFF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REG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Nouvelle région du lot</text:p>
          </table:table-cell>
          <table:table-cell table:style-name="ce14" office:value-type="string" calcext:value-type="string">
            <text:p>CodeRegi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S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 - Nouvelle SAU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SUP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Superficie du nouveau lot </text:p>
          </table:table-cell>
          <table:table-cell table:style-name="ce14" office:value-type="string" calcext:value-type="string">
            <text:p>SurfaceAr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SURF_BANAN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1 - Superficie actuelle en bananiers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SURF_BANAN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en banan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UMILOT_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, GEN</text:p>
          </table:table-cell>
          <table:table-cell table:style-name="ce14" office:value-type="string" calcext:value-type="string">
            <text:p>n° de l'ilot (banane)</text:p>
          </table:table-cell>
          <table:table-cell table:style-name="ce14" office:value-type="string" calcext:value-type="string">
            <text:p>NumericalCod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NUMPACAGE_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, GEN</text:p>
          </table:table-cell>
          <table:table-cell table:style-name="ce14" office:value-type="string" calcext:value-type="string">
            <text:p>N° PACAGE</text:p>
          </table:table-cell>
          <table:table-cell table:style-name="ce14" office:value-type="string" calcext:value-type="string">
            <text:p>NumericalCod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OILE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Oeilletonnage (DOM)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3" office:value-type="string" calcext:value-type="string">
            <text:p>ORPLA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1 - Origine des plants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;Rejets ou baïonnette</text:p>
            <text:p>2;Vitro plants (achetés aux centres de sevrage)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PECLAIRM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Eclaircissage manuel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PHYCIBADVEN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adventices espèces non spécifié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PHYTO_dose_h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Dose de produit commercial utilisé rapportée à l'hectar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PHYTOBOUIL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Quantité de bouillie utilisée <text:s/>à l'ha (eau + produits + adjuvant)</text:p>
          </table:table-cell>
          <table:table-cell table:style-name="ce6" office:value-type="string" calcext:value-type="string">
            <text:p>PositiveInteger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PHYTOBOUIL_com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6" office:value-type="string" calcext:value-type="string">
            <text:p>6.2 - Quantité de bouillie utilisée <text:s/>à l'ha (eau + produits + adjuvant)</text:p>
          </table:table-cell>
          <table:table-cell table:style-name="ce6" office:value-type="string" calcext:value-type="string">
            <text:p>PositiveInteger</text:p>
          </table:table-cell>
          <table:table-cell table:style-name="ce15" office:value-type="string" calcext:value-type="string">
            <text:p>PHYTOBOUIL avec la prise en compte des traitements fertilisants (à base de cuivre et de soufre)ayant une cible phytosanitaire.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PHYTODA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Date du passag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PHYTODOSCALC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alcul dose de produit commercial 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PHYTODOS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Dose de produit commercial utilisée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PHYTODOSE_com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6" office:value-type="string" calcext:value-type="string">
            <text:p>6.2 Dose de produit commercial utilisée</text:p>
          </table:table-cell>
          <table:table-cell table:style-name="ce6" office:value-type="string" calcext:value-type="string">
            <text:p>Decimal</text:p>
          </table:table-cell>
          <table:table-cell table:style-name="ce15" office:value-type="string" calcext:value-type="string">
            <text:p>PHYTODOSE avec la prise en compte des traitements fertilisants (à base de cuivre et de soufre)ayant une cible phytosanitaire.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PHYTOLIBAUTR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Nom du produit Autr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6" office:value-type="string" calcext:value-type="string">
            <text:p>PHYTOMOD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mode de traitement de l'herbicide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;en plein</text:p>
            <text:p>2;sous le rang</text:p>
            <text:p>3;sur l'inter-rang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PHYTOPAS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Numéro de passage</text:p>
          </table:table-cell>
          <table:table-cell table:style-name="ce6" office:value-type="string" calcext:value-type="string">
            <text:p>PositiveInteger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PHYTOPRO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Produit commercial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Référenti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PHYTOPSUPP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Part du lot traitée (% de superficie)</text:p>
          </table:table-cell>
          <table:table-cell table:style-name="ce6" office:value-type="string" calcext:value-type="string">
            <text:p>Percent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PHYTOPSUPPT_com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6" office:value-type="string" calcext:value-type="string">
            <text:p>6.2 Part du lot traitée (% de superficie)</text:p>
          </table:table-cell>
          <table:table-cell table:style-name="ce6" office:value-type="string" calcext:value-type="string">
            <text:p>Percent</text:p>
          </table:table-cell>
          <table:table-cell table:style-name="ce15" office:value-type="string" calcext:value-type="string">
            <text:p>PHYTOPSUPPT avec la prise en compte des traitements fertilisants (à base de cuivre et de soufre)ayant une cible phytosanitaire.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PHYTORD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numéro d'ordre</text:p>
          </table:table-cell>
          <table:table-cell table:style-name="ce6" office:value-type="string" calcext:value-type="string">
            <text:p>Code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7">
          <table:table-cell table:style-name="ce6" office:value-type="string" calcext:value-type="string">
            <text:p>PHYTOUN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Unité de la dose de produit commercial apportée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;kg/ha</text:p>
            <text:p>2;litre/ha</text:p>
            <text:p>3;kg/hl</text:p>
            <text:p>4;litre/hl</text:p>
            <text:p>5;aut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5" office:value-type="string" calcext:value-type="string">
            <text:p>PHYTOUNI_com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6" office:value-type="string" calcext:value-type="string">
            <text:p>6.2 Unité de la dose de produit commercial apportée</text:p>
          </table:table-cell>
          <table:table-cell table:style-name="ce6" office:value-type="string" calcext:value-type="string">
            <text:p>NumericalCode</text:p>
          </table:table-cell>
          <table:table-cell table:style-name="ce15" office:value-type="string" calcext:value-type="string">
            <text:p>PHYTOUNI avec la prise en compte des traitements fertilisants (à base de cuivre et de soufre)ayant une cible phytosanitaire.</text:p>
            <text:p> Kg/ha,  l/ha,   kg/hl,  l/hl,  NA, sans dos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PIEDCY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4.4.2.2 - Pourcentage pieds cyclonés</text:p>
          </table:table-cell>
          <table:table-cell table:style-name="ce14" office:value-type="string" calcext:value-type="string">
            <text:p>Perc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PIEDREM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4.4.2.3 - Pourcentage pied recouré</text:p>
          </table:table-cell>
          <table:table-cell table:style-name="ce14" office:value-type="string" calcext:value-type="string">
            <text:p>Perc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PLANDURABL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ngagement en plan banane durab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PRATIQUERE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5.0 Est ce les pratiques mises en oeuvre sur le lot enquêté sont représentatives 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CA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carien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CA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carien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CA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carien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LE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leurod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LE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aleurod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UTMAL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UTMAL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UTMAL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UTMAL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UTMAL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UTMAL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 maladi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AUTMAL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AUTMALPRU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;Pas d'autres maladies</text:p>
            <text:p>1;Forte</text:p>
            <text:p>2;Normale</text:p>
            <text:p>3;Faible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AUTRAV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ravageur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AUTRAV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ravageur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AUTRAV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banan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ravageur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AUTRAV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ravageur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AUTRAV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ravageur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AUTRAV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ravageur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AUTRAV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0;Pas d'autres ravageur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BAC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bactériose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BAC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bactériose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BACT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BACTPEC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ARPO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arpocaps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ARPO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arpocapse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ER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ératit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ERCO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ercosporios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HA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harancon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IC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icadelle vert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LO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loque pê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CHA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AAB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CH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ochenill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CH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C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CH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PEC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CH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POM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CH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PRU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 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PRESSCOL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coleoptèr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NS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aladie de conservation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NS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aladie de conservation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ONS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NSPRU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CYL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ylindrosporiose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DEFOL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défoliatrice de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FOURM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fourmi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FUSA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fusarios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GREASY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greasy spot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ET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étcalfa prunosa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INE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ineus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FLEUR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FLEUR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FLEUR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FLEUR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FLEUR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N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U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mouch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U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 mouche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UCH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uche (guyane)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MOUS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usse lichen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NEM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nématod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OID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oidium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OID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oidium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OID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oidium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PAP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apillons piqueurs de fruit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PHYTOPH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hytophtora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PUC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PUC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PUC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PUC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PUC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PUC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RON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ROU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uille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SCAB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SCAB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SUK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drosophilia suzukii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SUK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drosophilia suzukii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SUK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suzukii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SUZUK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SUZUKPEC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AV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avelure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AV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avelure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ER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ermite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HR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hrips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ORD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ordeuses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ORD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ordeuse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ORD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ordeus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ORD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TORDPRU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18">
          <table:table-cell table:style-name="ce3" office:value-type="string" calcext:value-type="string">
            <text:p>PRESSTRIS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irsteza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RINT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prix des intrants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8" office:value-type="string" calcext:value-type="string">
            <text:p>PRODARGI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5" office:value-type="string" calcext:value-type="string">
            <text:p>utilisation d'argile lutte alternative</text:p>
          </table:table-cell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PRODAUTI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autre lot de bananiers en product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3" office:value-type="string" calcext:value-type="string">
            <text:p>PRODAUT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0.3.1 - autre lot en production pour l'espèce prévu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PRODCOUR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Libellé court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PRODEX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0.2 - situation de l'exploitation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;Active (avec une production agricole)</text:p>
            <text:p>2;Cessée (plus de production agricole)</text:p>
            <text:p>3;Autre (vacante par ex)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PRODEXP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0.2 Précision sur situation de l'exploitation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PRODI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PRODLOT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;Non</text:p>
            <text:p>1;Oui</text:p>
            <text:p>2;Je ne sais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PROD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PRODLOT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;Non</text:p>
            <text:p>1;Oui</text:p>
            <text:p>2;Je ne sais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PRVEN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chute des prix de vent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6" table:number-columns-repeated="245"/>
          <table:table-cell table:style-name="ce26" table:number-columns-repeated="773"/>
        </table:table-row>
        <table:table-row table:style-name="ro3">
          <table:table-cell table:style-name="ce3" office:value-type="string" calcext:value-type="string">
            <text:p>PTAILLEHIV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taille d'hiver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PTAILLEVER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Taille en vert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office:value-type="string" calcext:value-type="string">
            <text:p>QDOSEMATSURF</text:p>
          </table:table-cell>
          <table:table-cell office:value-type="string" calcext:value-type="string">
            <text:p>phytofruits18_MATACT</text:p>
          </table:table-cell>
          <table:table-cell table:style-name="ce13"/>
          <table:table-cell table:style-name="ce17" office:value-type="string" calcext:value-type="string">
            <text:p>Quantité de la matière active par hectare sur la parcelle</text:p>
          </table:table-cell>
          <table:table-cell table:style-name="ce17" office:value-type="string" calcext:value-type="string">
            <text:p>numérique</text:p>
          </table:table-cell>
          <table:table-cell table:style-name="ce22" office:value-type="string" calcext:value-type="string">
            <text:p>En g/ha lorsque la matière active peut être exprimée dans cette quantité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6" office:value-type="string" calcext:value-type="string">
            <text:p>QFUMF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Quantité de fertilisant apportée à l'ha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RECNBPASS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1.0 - Nb de passage pour la récolt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RECO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1 - Récolte même partiel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REDCO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Traitement IFT redressé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&lt;0,1, &gt;2, ABS, NA, OK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REF_MOD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</text:p>
          </table:table-cell>
          <table:table-cell table:style-name="ce14" office:value-type="string" calcext:value-type="string">
            <text:p>0.4.1 Changement d'exploitant (REF)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;Non</text:p>
            <text:p>1;Oui, l'exploitant (REF) a changé</text:p>
            <text:p>2;Pas de changement, corrections marginales</text:p>
            <text:p>3;Le lot a été repris par un nouveau REF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office:value-type="string" calcext:value-type="string">
            <text:p>RE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Default"/>
          <table:table-cell table:style-name="ce17" office:value-type="string" calcext:value-type="string">
            <text:p>Ancienne région</text:p>
          </table:table-cell>
          <table:table-cell table:style-name="ce13" office:value-type="string" calcext:value-type="string">
            <text:p>as.character</text:p>
          </table:table-cell>
          <table:table-cell table:style-name="ce22" office:value-type="string" calcext:value-type="string">
            <text:p>numéro de régi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office:value-type="string" calcext:value-type="string">
            <text:p>REGIO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Default"/>
          <table:table-cell table:style-name="ce17" office:value-type="string" calcext:value-type="string">
            <text:p>Ancienne région</text:p>
          </table:table-cell>
          <table:table-cell table:style-name="ce13" office:value-type="string" calcext:value-type="string">
            <text:p>as.character</text:p>
          </table:table-cell>
          <table:table-cell table:style-name="ce22" office:value-type="string" calcext:value-type="string">
            <text:p>libellé de régi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REND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2 - Rendement du lot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RONGEURS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abricot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RONGEURS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RONGEURS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tordeus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RONGEURS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banane (en doublon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RONGEURS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pê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RONGEURS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RONGEURS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prun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ROUL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passage de rouleau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ANI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sanitair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ANSENG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2 - Pas d'engagement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0 - SAU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ECENR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2 - Distance entre les lignes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ECOU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secouage du prunier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ECOU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secouage du prunier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ECSUR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3 - Distance entre les plants sur la lign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3" office:value-type="string" calcext:value-type="string">
            <text:p>SESIEPOMMIE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ordeus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;Forte</text:p>
            <text:p>2;Normale</text:p>
            <text:p>3;Faible</text:p>
            <text:p>4;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IRE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</text:p>
          </table:table-cell>
          <table:table-cell table:style-name="ce14" office:value-type="string" calcext:value-type="string">
            <text:p>0.4.1 ancienn ou Nouveau Siret</text:p>
          </table:table-cell>
          <table:table-cell table:style-name="ce14" office:value-type="string" calcext:value-type="string">
            <text:p>Sire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OINFRUI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Soin fruit (DOM)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ORAO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Signes officiels de reconnaissance AOP AOC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ORAU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Signes officiels de reconnaissance aucun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ORIG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Signes officiels de reconnaissance IGP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ORL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Label roug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ORRU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Signes officiels de reconnaissance RUP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STATUT_JU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, FILTRE</text:p>
          </table:table-cell>
          <table:table-cell table:style-name="ce14" office:value-type="string" calcext:value-type="string">
            <text:p>Ancien ou nouveau Statut Juridique de l'exploitant (REF)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;Exploitant individuel ou autre personne physique</text:p>
            <text:p>2;Gaec total</text:p>
            <text:p>3;EARL ( y compris unipersonnelle )</text:p>
            <text:p>4;Groupement de fait</text:p>
            <text:p>5;SCL (société‚ civile laitière)</text:p>
            <text:p>6;Gaec partiel y c Gaec laitier</text:p>
            <text:p>7;Autre société civile (SCEA, ...)</text:p>
            <text:p>8;Société commerciale, coopérative (SA, SARL,SAS, ...)</text:p>
            <text:p>9;Société‚ d'assolement en commun</text:p>
            <text:p>10;Autre personne morale (étab. d'enseig., hôpitaux, ...) </text:p>
            <text:p>12;EIRL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STRATE_DEFINITIV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3"/>
          <table:table-cell table:style-name="ce17"/>
          <table:table-cell table:style-name="ce15" office:value-type="string" calcext:value-type="string">
            <text:p>character</text:p>
          </table:table-cell>
          <table:table-cell table:style-name="ce25" office:value-type="string" calcext:value-type="string">
            <text:p>000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UP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3 - Superficies conduites en bio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URF_ABRIC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abricoti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URF_ABRICOT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abricot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URF_AGRUM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agrume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URF_AGRUM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agrume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URF_CERIS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cerisi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URF_CERIS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ceris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SURF_CLEMENTIN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 - Superficie clémentines (initialisé)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SURF_CLEMENTIN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 - Superficie agrumes 2015 (initialisé)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SURF_PECHE_NECT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êch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SURF_PECHE_NECTA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êch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SURF_POMME_TABL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ommi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SURF_POMME_TABL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omm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SURF_PRUN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runi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SURF_PRUN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run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9" office:value-type="string" calcext:value-type="string">
            <text:p>SURFACETRAITE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3"/>
          <table:table-cell table:style-name="ce17" office:value-type="string" calcext:value-type="string">
            <text:p>surface traitée en ares</text:p>
          </table:table-cell>
          <table:table-cell table:style-name="ce17" office:value-type="string" calcext:value-type="string">
            <text:p>NumericalCode</text:p>
          </table:table-cell>
          <table:table-cell table:style-name="ce22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TAILLEFOR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Taille de format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TAILLE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Taille entretie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TONTE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tontes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TONTE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tontes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TOURN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7.1 présence d'une tournière enherbé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TOURNIER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1.7 présence d'une tournièr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TRAITEMENT_E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TRAITEMENT_EAU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TRESO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manque de trésoreri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>
            <text:p>TYPE_AP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Type d'appariement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Cible multi - <text:s/>aléa, <text:s/>Cible multi - <text:s/>prépondérant, <text:s/>cible unique, <text:s/>culture, <text:s/>manquant, <text:s text:c="2"/>mauvais usage cultures, <text:s/>mauvais autres usage cultures, <text:s/>NA</text:p>
          </table:table-cell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>
            <text:p>TYPE_TRAI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Type de traitement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Fongicide, Herbicide, Insecticide, Autre, NA</text:p>
          </table:table-cell>
          <table:table-cell table:style-name="ce13"/>
          <table:table-cell table:style-name="ce21"/>
          <table:table-cell table:style-name="ce17"/>
          <table:table-cell table:style-name="ce21" table:number-columns-repeated="2"/>
          <table:table-cell table:number-columns-repeated="1013"/>
        </table:table-row>
        <table:table-row table:style-name="ro5">
          <table:table-cell table:style-name="ce6" office:value-type="string" calcext:value-type="string">
            <text:p>UFUMF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Unité quantité fertilisant apportée à l'ha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;kg/ha</text:p>
            <text:p>2;litre/h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_concentration</text:p>
          </table:table-cell>
          <table:table-cell office:value-type="string" calcext:value-type="string">
            <text:p>phytofruits18_AMM_SA</text:p>
          </table:table-cell>
          <table:table-cell table:style-name="ce13"/>
          <table:table-cell table:style-name="ce17" office:value-type="string" calcext:value-type="string">
            <text:p>Unité de concentration de la substance active</text:p>
          </table:table-cell>
          <table:table-cell table:style-name="ce17" office:value-type="string" calcext:value-type="string">
            <text:p>Chain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5" office:value-type="string" calcext:value-type="string">
            <text:p>UNITE_D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unité de la dose de référence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kg/ha, <text:s/>l/ha,   kg/hl, <text:s/>l/hl, <text:s/>NA, sans dose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VALI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Traitement IFT à redresser / à la dose faible ou forte</text:p>
          </table:table-cell>
          <table:table-cell table:style-name="ce15" office:value-type="string" calcext:value-type="string">
            <text:p>NumericalCode</text:p>
          </table:table-cell>
          <table:table-cell table:style-name="ce15" office:value-type="string" calcext:value-type="string">
            <text:p>1= true,0=fals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valid_dose_sris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Dose validée par le SRISE</text:p>
          </table:table-cell>
          <table:table-cell table:style-name="ce15" office:value-type="string" calcext:value-type="string">
            <text:p>Code</text:p>
          </table:table-cell>
          <table:table-cell table:style-name="ce15"/>
          <table:table-cell table:number-columns-repeated="1018"/>
        </table:table-row>
        <table:table-row table:style-name="ro3" table:number-rows-repeated="1048130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>
        <table:named-range table:name="NOM" table:base-cell-address="$data.$C$103" table:cell-range-address="$data.$A$2:.$A$443"/>
      </table:named-expressions>
      <table:database-ranges>
        <table:database-range table:name="__Anonymous_Sheet_DB__0" table:target-range-address="data.A1:data.F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pitch="variable" style:font-name-asian="Microsoft YaHei" style:font-family-asian="'Microsoft YaHei'" style:font-family-generic-asian="system" style:font-pitch-asian="variable" style:font-name-complex="Arial1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00/00/0000</text:date>, <text:time style:data-style-name="N2" text:time-value="17:51:0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ées" style:display-name="PageStyle_Donné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MMENT_20__28_Simple_29_" style:display-name="PageStyle_COMMEN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INTERVMECA_20__28_Simple_29_" style:display-name="PageStyle_INTERVMECA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LUTTEALT_20__28_Simple_29_" style:display-name="PageStyle_LUTTEAL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AFF_5f_LIST_20__28_Simple_29_" style:display-name="PageStyle_AFF_LIS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FINENQ_20__28_Simple_29_" style:display-name="PageStyle_FINENQ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NFUSION_20__28_Simple_29_" style:display-name="PageStyle_CONFUSION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IDENTIF_20__28_Simple_29_" style:display-name="PageStyle_IDENTIF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FILTRE_20__28_Simple_29_" style:display-name="PageStyle_FILTRE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PHYTOEC_20__28_Simple_29_" style:display-name="PageStyle_PHYTOEC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Identifiant_20__28_Simple_29_" style:display-name="PageStyle_Identifian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GEN_20__28_Simple_29_" style:display-name="PageStyle_GEN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ENHERB_20__28_Simple_29_" style:display-name="PageStyle_ENHERB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PHYTO_20__28_Répétée_29_" style:display-name="PageStyle_PHYTO (Répété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0T18:25:36.721000000</dc:date>
    <meta:editing-cycles>47</meta:editing-cycles>
    <meta:editing-duration>PT20H10M42S</meta:editing-duration>
    <meta:generator>LibreOffice/4.4.5.2$Windows_x86 LibreOffice_project/a22f674fd25a3b6f45bdebf25400ed2adff0ff99</meta:generator>
    <dc:creator>Catherine BARRY</dc:creator>
    <meta:document-statistic meta:table-count="1" meta:cell-count="2287" meta:object-count="0"/>
  </office:meta>
</office:document-meta>
</file>